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829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4.48cm" presentation:class="title" presentation:user-transformed="true">
          <draw:text-box>
            <text:p text:style-name="P1"><text:span text:style-name="T1">Enamóra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829cm" svg:x="0cm" svg:y="-0.079cm" presentation:class="title" presentation:user-transformed="true">
          <draw:text-box>
            <text:p text:style-name="P3"><text:span text:style-name="T2">Quiero entregarte mis sueños, tu voluntad</text:span><text:span text:style-name="T2"><text:line-break/></text:span><text:span text:style-name="T2">Has en ellos, mi corazón te lo entrego</text:span><text:span text:style-name="T2"><text:line-break/></text:span><text:span text:style-name="T2">Enamórame de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829cm" svg:x="0cm" svg:y="-0.079cm" presentation:class="title" presentation:user-transformed="true">
          <draw:text-box>
            <text:p text:style-name="P3"><text:span text:style-name="T2">Quiero aprender a escucharte</text:span><text:span text:style-name="T2"><text:line-break/></text:span><text:span text:style-name="T2">Quiero saber que es</text:span><text:span text:style-name="T2"><text:line-break/></text:span><text:span text:style-name="T2">Amarte, de tu verdad yo saciarme </text:span><text:span text:style-name="T2"><text:line-break/></text:span><text:span text:style-name="T2">Enamórame de ti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829cm" svg:x="0cm" svg:y="0cm" presentation:class="title" presentation:user-transformed="true">
          <draw:text-box>
            <text:p text:style-name="P3"><text:span text:style-name="T2">Que tu presencia me inunde</text:span><text:span text:style-name="T2"><text:line-break/></text:span><text:span text:style-name="T2">Has de mi un odre nuevo</text:span><text:span text:style-name="T2"><text:line-break/></text:span><text:span text:style-name="T2"> Cámbiame, renuévame</text:span><text:span text:style-name="T2"><text:line-break/></text:span><text:span text:style-name="T2">Enamórame</text:span><text:span text:style-name="T2"><text:line-break/></text:span><text:span text:style-name="T2">Enamórame de ti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829cm" svg:x="0cm" svg:y="-0.079cm" presentation:class="title" presentation:user-transformed="true">
          <draw:text-box>
            <text:p text:style-name="P3"><text:span text:style-name="T2">Quiero entregarte mis sueños, tu voluntad</text:span><text:span text:style-name="T2"><text:line-break/></text:span><text:span text:style-name="T2">Has en ellos, mi corazón te lo entrego</text:span><text:span text:style-name="T2"><text:line-break/></text:span><text:span text:style-name="T2">Enamórame de ti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829cm" svg:x="0cm" svg:y="-0.079cm" presentation:class="title" presentation:user-transformed="true">
          <draw:text-box>
            <text:p text:style-name="P3"><text:span text:style-name="T2">Quiero aprender a escucharte</text:span><text:span text:style-name="T2"><text:line-break/></text:span><text:span text:style-name="T2">Quiero saber que es</text:span><text:span text:style-name="T2"><text:line-break/></text:span><text:span text:style-name="T2">Amarte, de tu verdad yo saciarme </text:span><text:span text:style-name="T2"><text:line-break/></text:span><text:span text:style-name="T2">Enamórame de ti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829cm" svg:x="0cm" svg:y="0cm" presentation:class="title" presentation:user-transformed="true">
          <draw:text-box>
            <text:p text:style-name="P3"><text:span text:style-name="T2">Que tu presencia me inunde</text:span><text:span text:style-name="T2"><text:line-break/></text:span><text:span text:style-name="T2">Has de mi un odre nuevo</text:span><text:span text:style-name="T2"><text:line-break/></text:span><text:span text:style-name="T2"> Cámbiame, renuévame</text:span><text:span text:style-name="T2"><text:line-break/></text:span><text:span text:style-name="T2">Enamórame</text:span><text:span text:style-name="T2"><text:line-break/></text:span><text:span text:style-name="T2">Enamórame de ti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2:01:40.636000000</meta:creation-date>
    <dc:date>2023-01-14T22:25:11.355000000</dc:date>
    <meta:editing-duration>PT2M59S</meta:editing-duration>
    <meta:editing-cycles>1</meta:editing-cycles>
    <meta:document-statistic meta:object-count="42"/>
    <meta:generator>Real_Office/6.2.3.2$Windows_x86 LibreOffice_project/b40a93cffb3080b9876e40c60e03703e9bd35612</meta:generator>
  </office:meta>
</office:document-meta>
</file>